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0.773cm" style:rel-column-width="438*"/>
    </style:style>
    <style:style style:name="Table1.C" style:family="table-column">
      <style:table-column-properties style:column-width="1.545cm" style:rel-column-width="876*"/>
    </style:style>
    <style:style style:name="Table1.G" style:family="table-column">
      <style:table-column-properties style:column-width="1.547cm" style:rel-column-width="877*"/>
    </style:style>
    <style:style style:name="Table1.A1" style:family="table-cell">
      <style:table-cell-properties style:writing-mode="page"/>
    </style:style>
    <style:style style:name="Table1.5" style:family="table-row">
      <style:table-row-properties fo:background-color="transparent">
        <style:background-image/>
      </style:table-row-properties>
    </style:style>
    <style:style style:name="Table1.E5" style:family="table-cell">
      <style:table-cell-properties fo:background-color="#b4c7dc" style:writing-mode="page">
        <style:background-image/>
      </style:table-cell-properties>
    </style:style>
    <style:style style:name="P1" style:family="paragraph" style:parent-style-name="Standard">
      <style:text-properties officeooo:rsid="0014dae0" officeooo:paragraph-rsid="0014dae0"/>
    </style:style>
    <style:style style:name="P2" style:family="paragraph" style:parent-style-name="Table_20_Contents">
      <style:text-properties officeooo:rsid="0014dae0" officeooo:paragraph-rsid="0014dae0"/>
    </style:style>
    <style:style style:name="P3" style:family="paragraph" style:parent-style-name="Table_20_Contents">
      <style:paragraph-properties fo:text-align="center" style:justify-single-word="false"/>
      <style:text-properties officeooo:rsid="0014dae0" officeooo:paragraph-rsid="0014dae0"/>
    </style:style>
    <style:style style:name="P4" style:family="paragraph" style:parent-style-name="Table_20_Contents">
      <style:paragraph-properties fo:text-align="center" style:justify-single-word="false"/>
      <style:text-properties fo:font-size="8pt" officeooo:paragraph-rsid="001a401c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DejaVu Sans Mono" fo:font-size="8pt" fo:font-weight="bold" officeooo:rsid="0014dae0" officeooo:paragraph-rsid="0014dae0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DejaVu Sans Mono" fo:font-size="8pt" fo:font-weight="bold" officeooo:rsid="001a401c" officeooo:paragraph-rsid="001a401c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DejaVu Sans Mono" fo:font-size="8pt" fo:font-weight="bold" officeooo:paragraph-rsid="001a401c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DejaVu Sans Mono" fo:font-size="8pt" fo:font-weight="bold" officeooo:rsid="001af105" officeooo:paragraph-rsid="001af105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DejaVu Sans Mono" fo:font-size="8pt" fo:font-weight="bold" officeooo:rsid="001860e4" officeooo:paragraph-rsid="001860e4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DejaVu Sans Mono" fo:font-size="8pt" fo:font-weight="bold" officeooo:rsid="001e60a0" officeooo:paragraph-rsid="001e60a0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DejaVu Sans Mono" fo:font-size="8pt" fo:font-weight="bold" officeooo:rsid="001e60a0" officeooo:paragraph-rsid="001fc1c5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DejaVu Sans Mono" fo:font-size="8pt" fo:font-weight="bold" officeooo:rsid="00211523" officeooo:paragraph-rsid="00211523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DejaVu Sans Mono" fo:font-size="8pt" fo:font-weight="bold" officeooo:rsid="002236fa" officeooo:paragraph-rsid="002236fa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DejaVu Sans Mono" fo:font-size="8pt" fo:font-weight="bold" officeooo:rsid="00223a3b" officeooo:paragraph-rsid="00223a3b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DejaVu Sans Mono" fo:font-size="8pt" fo:font-weight="bold" officeooo:rsid="00223a3b" officeooo:paragraph-rsid="0023bb6b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DejaVu Sans Mono" fo:font-size="8pt" fo:font-weight="bold" officeooo:rsid="00240254" officeooo:paragraph-rsid="00240254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DejaVu Sans Mono" fo:font-size="8pt" fo:font-weight="bold" officeooo:rsid="00242d60" officeooo:paragraph-rsid="00242d60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DejaVu Sans Mono" fo:font-size="8pt" fo:font-weight="bold" officeooo:rsid="0025c768" officeooo:paragraph-rsid="0025c768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c9211e" style:font-name="DejaVu Sans Mono" fo:font-size="8pt" fo:font-weight="bold" style:font-size-asian="8pt" style:font-weight-asian="bold" style:font-size-complex="8pt" style:font-weight-complex="bold"/>
    </style:style>
    <style:style style:name="T1" style:family="text">
      <style:text-properties officeooo:rsid="0016436b"/>
    </style:style>
    <style:style style:name="T2" style:family="text">
      <style:text-properties officeooo:rsid="001a401c"/>
    </style:style>
    <style:style style:name="T3" style:family="text">
      <style:text-properties style:font-name="DejaVu Sans Mono" fo:font-weight="bold" officeooo:rsid="001a401c" style:font-weight-asian="bold" style:font-weight-complex="bold"/>
    </style:style>
    <style:style style:name="T4" style:family="text">
      <style:text-properties officeooo:rsid="001fc1c5"/>
    </style:style>
    <style:style style:name="T5" style:family="text">
      <style:text-properties officeooo:rsid="00223a3b"/>
    </style:style>
    <style:style style:name="T6" style:family="text">
      <style:text-properties officeooo:rsid="0023bb6b"/>
    </style:style>
    <style:style style:name="T7" style:family="text">
      <style:text-properties officeooo:rsid="0027c171"/>
    </style:style>
    <style:style style:name="T8" style:family="text">
      <style:text-properties officeooo:rsid="002884b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al Computer for Schools Instruction Map</text:p>
      <text:p text:style-name="P1"/>
      <text:p text:style-name="P1"/>
      <table:table table:name="Table1" table:style-name="Table1">
        <table:table-column table:style-name="Table1.A" table:number-columns-repeated="2"/>
        <table:table-column table:style-name="Table1.C" table:number-columns-repeated="4"/>
        <table:table-column table:style-name="Table1.G"/>
        <table:table-column table:style-name="Table1.C" table:number-columns-repeated="4"/>
        <table:table-column table:style-name="Table1.G"/>
        <table:table-row table:style-name="TableLine94627175376960">
          <table:table-cell table:style-name="Table1.A1" office:value-type="string">
            <text:p text:style-name="P2">b</text:p>
          </table:table-cell>
          <table:table-cell table:style-name="Table1.A1" office:value-type="string">
            <text:p text:style-name="P2">a-&gt;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9</text:p>
          </table:table-cell>
        </table:table-row>
        <table:table-row table:style-name="TableLine94627175376960">
          <table:table-cell table:style-name="Table1.A1" table:number-columns-spanned="2" office:value-type="string">
            <text:p text:style-name="P3">0</text:p>
          </table:table-cell>
          <table:covered-table-cell/>
          <table:table-cell table:style-name="Table1.A1" office:value-type="string">
            <text:p text:style-name="P5"><text:span text:style-name="T7">(</text:span>Rc<text:span text:style-name="T7">)</text:span>&lt;-<text:span text:style-name="T7">(</text:span>Rc<text:span text:style-name="T7">)</text:span>+d</text:p>
          </table:table-cell>
          <table:table-cell table:style-name="Table1.A1" office:value-type="string">
            <text:p text:style-name="P5"><text:span text:style-name="T7">(</text:span>Rc<text:span text:style-name="T7">)</text:span>&lt;-<text:span text:style-name="T7">(</text:span>Rc<text:span text:style-name="T7">)</text:span>+<text:span text:style-name="T7">(</text:span>Rd<text:span text:style-name="T7">)</text:span></text:p>
          </table:table-cell>
          <table:table-cell table:style-name="Table1.A1" office:value-type="string">
            <text:p text:style-name="P6">Copy (Aa) into R0 and R1</text:p>
          </table:table-cell>
          <table:table-cell table:style-name="Table1.A1" office:value-type="string">
            <text:p text:style-name="P6">Copy (Aa) into R0 and R1</text:p>
          </table:table-cell>
          <table:table-cell table:style-name="Table1.A1" office:value-type="string">
            <text:p text:style-name="P6">Copy (Aa) into R0 and R1</text:p>
          </table:table-cell>
          <table:table-cell table:style-name="Table1.A1" office:value-type="string">
            <text:p text:style-name="P6">Copy (Aa) into R0 and R1</text:p>
          </table:table-cell>
          <table:table-cell table:style-name="Table1.A1" office:value-type="string">
            <text:p text:style-name="P6">Copy (Aa) into R0 and R1</text:p>
          </table:table-cell>
          <table:table-cell table:style-name="Table1.A1" office:value-type="string">
            <text:p text:style-name="P14"><text:span text:style-name="T5">(</text:span>Aa1<text:span text:style-name="T5">)</text:span>&lt;-<text:span text:style-name="T5">(</text:span>Aa2<text:span text:style-name="T5">)</text:span>+<text:span text:style-name="T5">(</text:span>Aa3<text:span text:style-name="T5">)</text:span></text:p>
          </table:table-cell>
          <table:table-cell table:style-name="Table1.A1" office:value-type="string">
            <text:p text:style-name="P14"><text:span text:style-name="T5">(</text:span>Aa1<text:span text:style-name="T5">)</text:span>&lt;-<text:span text:style-name="T5">(</text:span>Aa2<text:span text:style-name="T5">)</text:span>+<text:span text:style-name="T5">(</text:span>Aa3<text:span text:style-name="T5">)</text:span></text:p>
          </table:table-cell>
          <table:table-cell table:style-name="Table1.A1" office:value-type="string">
            <text:p text:style-name="P14"><text:span text:style-name="T5">(</text:span>Aa1<text:span text:style-name="T5">)</text:span>&lt;-<text:span text:style-name="T5">(</text:span>Aa2<text:span text:style-name="T5">)</text:span>+<text:span text:style-name="T5">(</text:span>Aa3<text:span text:style-name="T5">)</text:span></text:p>
          </table:table-cell>
        </table:table-row>
        <table:table-row table:style-name="TableLine94627175376960">
          <table:table-cell table:style-name="Table1.A1" table:number-columns-spanned="2" office:value-type="string">
            <text:p text:style-name="P3">1</text:p>
          </table:table-cell>
          <table:covered-table-cell/>
          <table:table-cell table:style-name="Table1.A1" office:value-type="string">
            <text:p text:style-name="P5"><text:span text:style-name="T7">(</text:span>Rc<text:span text:style-name="T7">)</text:span>&lt;-<text:span text:style-name="T7">(</text:span>Rc<text:span text:style-name="T7">)</text:span>-d</text:p>
          </table:table-cell>
          <table:table-cell table:style-name="Table1.A1" office:value-type="string">
            <text:p text:style-name="P5"><text:span text:style-name="T7">(</text:span>Rc<text:span text:style-name="T7">)</text:span>&lt;-<text:span text:style-name="T7">(</text:span>Rc<text:span text:style-name="T7">)</text:span>-<text:span text:style-name="T7">(</text:span>Rd<text:span text:style-name="T7">)</text:span></text:p>
          </table:table-cell>
          <table:table-cell table:style-name="Table1.A1" office:value-type="string">
            <text:p text:style-name="P6">Store R0 and R1 in Aa in data format</text:p>
          </table:table-cell>
          <table:table-cell table:style-name="Table1.A1" office:value-type="string">
            <text:p text:style-name="P6">Store R0 and R1 in Aa in data format</text:p>
          </table:table-cell>
          <table:table-cell table:style-name="Table1.A1" office:value-type="string">
            <text:p text:style-name="P6">Store R0 and R1 in Aa in data format</text:p>
          </table:table-cell>
          <table:table-cell table:style-name="Table1.A1" office:value-type="string">
            <text:p text:style-name="P6">Store R0 and R1 in Aa in data format</text:p>
          </table:table-cell>
          <table:table-cell table:style-name="Table1.A1" office:value-type="string">
            <text:p text:style-name="P6">Store R0 and R1 in Aa in data format</text:p>
          </table:table-cell>
          <table:table-cell table:style-name="Table1.A1" office:value-type="string">
            <text:p text:style-name="P14"><text:span text:style-name="T5">(</text:span>Aa1<text:span text:style-name="T5">)</text:span>&lt;-<text:span text:style-name="T5">(</text:span>Aa2<text:span text:style-name="T5">)</text:span>-<text:span text:style-name="T5">(</text:span>Aa3<text:span text:style-name="T5">)</text:span></text:p>
          </table:table-cell>
          <table:table-cell table:style-name="Table1.A1" office:value-type="string">
            <text:p text:style-name="P14"><text:span text:style-name="T5">(</text:span>Aa1<text:span text:style-name="T5">)</text:span>&lt;-<text:span text:style-name="T5">(</text:span>Aa2<text:span text:style-name="T5">)</text:span>-<text:span text:style-name="T5">(</text:span>Aa3<text:span text:style-name="T5">)</text:span></text:p>
          </table:table-cell>
          <table:table-cell table:style-name="Table1.A1" office:value-type="string">
            <text:p text:style-name="P14"><text:span text:style-name="T5">(</text:span>Aa1<text:span text:style-name="T5">)</text:span>&lt;-<text:span text:style-name="T5">(</text:span>Aa2<text:span text:style-name="T5">)</text:span>-<text:span text:style-name="T5">(</text:span>Aa3<text:span text:style-name="T5">)</text:span></text:p>
          </table:table-cell>
        </table:table-row>
        <table:table-row table:style-name="TableLine94627175376960">
          <table:table-cell table:style-name="Table1.A1" table:number-columns-spanned="2" office:value-type="string">
            <text:p text:style-name="P3">2</text:p>
          </table:table-cell>
          <table:covered-table-cell/>
          <table:table-cell table:style-name="Table1.A1" office:value-type="string">
            <text:p text:style-name="P5"><text:span text:style-name="T7">(</text:span>Rc<text:span text:style-name="T7">)</text:span>&lt;-d-<text:span text:style-name="T7">(</text:span>Rc<text:span text:style-name="T7">)</text:span></text:p>
          </table:table-cell>
          <table:table-cell table:style-name="Table1.A1" office:value-type="string">
            <text:p text:style-name="P5"><text:span text:style-name="T7">(</text:span>Rc<text:span text:style-name="T7">)</text:span>&lt;-<text:span text:style-name="T7">(</text:span>Rd<text:span text:style-name="T7">)</text:span>-<text:span text:style-name="T7">(</text:span>Rc<text:span text:style-name="T7">)</text:span></text:p>
          </table:table-cell>
          <table:table-cell table:style-name="Table1.A1" office:value-type="string">
            <text:p text:style-name="P4"><text:span text:style-name="T3">Store R0 and R1 in Aa in instruction format</text:span></text:p>
          </table:table-cell>
          <table:table-cell table:style-name="Table1.A1" office:value-type="string">
            <text:p text:style-name="P8"><text:span text:style-name="T2">Store R0 and R1 in Aa in instruction format</text:span></text:p>
          </table:table-cell>
          <table:table-cell table:style-name="Table1.A1" office:value-type="string">
            <text:p text:style-name="P8"><text:span text:style-name="T2">Store R0 and R1 in Aa in instruction format</text:span></text:p>
          </table:table-cell>
          <table:table-cell table:style-name="Table1.A1" office:value-type="string">
            <text:p text:style-name="P8"><text:span text:style-name="T2">Store R0 and R1 in Aa in instruction format</text:span></text:p>
          </table:table-cell>
          <table:table-cell table:style-name="Table1.A1" office:value-type="string">
            <text:p text:style-name="P8"><text:span text:style-name="T2">Store R0 and R1 in Aa in instruction format</text:span></text:p>
          </table:table-cell>
          <table:table-cell table:style-name="Table1.A1" office:value-type="string">
            <text:p text:style-name="P14"><text:span text:style-name="T5">(</text:span>Aa1<text:span text:style-name="T5">)</text:span>&lt;-<text:span text:style-name="T5">(</text:span>Aa2<text:span text:style-name="T5">)</text:span>*<text:span text:style-name="T5">(</text:span>Aa3<text:span text:style-name="T5">)</text:span></text:p>
          </table:table-cell>
          <table:table-cell table:style-name="Table1.A1" office:value-type="string">
            <text:p text:style-name="P14"><text:span text:style-name="T5">(</text:span>Aa1<text:span text:style-name="T5">)</text:span>&lt;-<text:span text:style-name="T5">(</text:span>Aa2<text:span text:style-name="T5">)</text:span>*<text:span text:style-name="T5">(</text:span>Aa3<text:span text:style-name="T5">)</text:span></text:p>
          </table:table-cell>
          <table:table-cell table:style-name="Table1.A1" office:value-type="string">
            <text:p text:style-name="P14"><text:span text:style-name="T5">(</text:span>Aa1<text:span text:style-name="T5">)</text:span>&lt;-<text:span text:style-name="T5">(</text:span>Aa2<text:span text:style-name="T5">)</text:span>*<text:span text:style-name="T5">(</text:span>Aa3<text:span text:style-name="T5">)</text:span></text:p>
          </table:table-cell>
        </table:table-row>
        <table:table-row table:style-name="Table1.5">
          <table:table-cell table:style-name="Table1.A1" table:number-columns-spanned="2" office:value-type="string">
            <text:p text:style-name="P3">3</text:p>
          </table:table-cell>
          <table:covered-table-cell/>
          <table:table-cell table:style-name="Table1.A1" office:value-type="string">
            <text:p text:style-name="P5"><text:span text:style-name="T7">(</text:span>Rc<text:span text:style-name="T7">)</text:span>&lt;-d</text:p>
          </table:table-cell>
          <table:table-cell table:style-name="Table1.A1" office:value-type="string">
            <text:p text:style-name="P5"><text:span text:style-name="T8">(</text:span>Rc<text:span text:style-name="T8">)</text:span>&lt;-<text:span text:style-name="T8">(</text:span>Rd<text:span text:style-name="T8">)</text:span></text:p>
          </table:table-cell>
          <table:table-cell table:style-name="Table1.E5" office:value-type="string">
            <text:p text:style-name="P7"/>
          </table:table-cell>
          <table:table-cell table:style-name="Table1.E5" office:value-type="string">
            <text:p text:style-name="P7"/>
          </table:table-cell>
          <table:table-cell table:style-name="Table1.E5" office:value-type="string">
            <text:p text:style-name="P7"/>
          </table:table-cell>
          <table:table-cell table:style-name="Table1.E5" office:value-type="string">
            <text:p text:style-name="P7"/>
          </table:table-cell>
          <table:table-cell table:style-name="Table1.E5" office:value-type="string">
            <text:p text:style-name="P7"/>
          </table:table-cell>
          <table:table-cell table:style-name="Table1.A1" office:value-type="string">
            <text:p text:style-name="P14"><text:span text:style-name="T5">(</text:span>Aa1<text:span text:style-name="T5">)</text:span>&lt;-<text:span text:style-name="T5">(</text:span>Aa2<text:span text:style-name="T5">)</text:span>/<text:span text:style-name="T5">(</text:span>Aa3<text:span text:style-name="T5">)</text:span></text:p>
          </table:table-cell>
          <table:table-cell table:style-name="Table1.A1" office:value-type="string">
            <text:p text:style-name="P14"><text:span text:style-name="T5">(</text:span>Aa1<text:span text:style-name="T5">)</text:span>&lt;-<text:span text:style-name="T5">(</text:span>Aa2<text:span text:style-name="T5">)</text:span>/<text:span text:style-name="T5">(</text:span>Aa3<text:span text:style-name="T5">)</text:span></text:p>
          </table:table-cell>
          <table:table-cell table:style-name="Table1.A1" office:value-type="string">
            <text:p text:style-name="P14"><text:span text:style-name="T5">(</text:span>Aa1<text:span text:style-name="T5">)</text:span>&lt;-<text:span text:style-name="T5">(</text:span>Aa2<text:span text:style-name="T5">)</text:span>/<text:span text:style-name="T5">(</text:span>Aa3<text:span text:style-name="T5">)</text:span></text:p>
          </table:table-cell>
        </table:table-row>
        <table:table-row table:style-name="Table1.5">
          <table:table-cell table:style-name="Table1.A1" table:number-columns-spanned="2" office:value-type="string">
            <text:p text:style-name="P3">4</text:p>
          </table:table-cell>
          <table:covered-table-cell/>
          <table:table-cell table:style-name="Table1.E5" office:value-type="string">
            <text:p text:style-name="P20"/>
          </table:table-cell>
          <table:table-cell table:style-name="Table1.A1" office:value-type="string">
            <text:p text:style-name="P9">Copy sign and RH size digits of R<text:span text:style-name="T8">d</text:span> into R<text:span text:style-name="T8">c</text:span></text:p>
          </table:table-cell>
          <table:table-cell table:style-name="Table1.A1" office:value-type="string">
            <text:p text:style-name="P9">Unconditional branch to Aa, Store link address in Rlink</text:p>
          </table:table-cell>
          <table:table-cell table:style-name="Table1.A1" office:value-type="string">
            <text:p text:style-name="P9">Unconditional branch to Aa, Store link address in Rlink</text:p>
          </table:table-cell>
          <table:table-cell table:style-name="Table1.A1" office:value-type="string">
            <text:p text:style-name="P9">Unconditional branch to Aa, Store link address in Rlink</text:p>
          </table:table-cell>
          <table:table-cell table:style-name="Table1.A1" office:value-type="string">
            <text:p text:style-name="P9">Unconditional branch to Aa, Store link address in Rlink</text:p>
          </table:table-cell>
          <table:table-cell table:style-name="Table1.A1" office:value-type="string">
            <text:p text:style-name="P9">Unconditional branch to Aa, Store link address in Rlink</text:p>
          </table:table-cell>
          <table:table-cell table:style-name="Table1.A1" office:value-type="string">
            <text:p text:style-name="P15">Branch to Aa1 if (Aa2) = (Aa3)</text:p>
          </table:table-cell>
          <table:table-cell table:style-name="Table1.A1" office:value-type="string">
            <text:p text:style-name="P15">Branch to Aa1 if (Aa2) = (Aa3)</text:p>
          </table:table-cell>
          <table:table-cell table:style-name="Table1.A1" office:value-type="string">
            <text:p text:style-name="P15">Branch to Aa1 if (Aa2) = (Aa3)</text:p>
          </table:table-cell>
        </table:table-row>
        <table:table-row table:style-name="Table1.5">
          <table:table-cell table:style-name="Table1.A1" table:number-columns-spanned="2" office:value-type="string">
            <text:p text:style-name="P3">5</text:p>
          </table:table-cell>
          <table:covered-table-cell/>
          <table:table-cell table:style-name="Table1.A1" office:value-type="string">
            <text:p text:style-name="P5">Test <text:span text:style-name="T8">(</text:span>Rc<text:span text:style-name="T8">)</text:span></text:p>
          </table:table-cell>
          <table:table-cell table:style-name="Table1.E5" office:value-type="string">
            <text:p text:style-name="P20"/>
          </table:table-cell>
          <table:table-cell table:style-name="Table1.A1" office:value-type="string">
            <text:p text:style-name="P11">Branch to Aa if CL=1</text:p>
            <text:p text:style-name="P11">Store links address in Rlink</text:p>
          </table:table-cell>
          <table:table-cell table:style-name="Table1.A1" office:value-type="string">
            <text:p text:style-name="P11">Branch to Aa if CL=1</text:p>
            <text:p text:style-name="P11">Store links address in Rlink</text:p>
          </table:table-cell>
          <table:table-cell table:style-name="Table1.A1" office:value-type="string">
            <text:p text:style-name="P11">Branch to Aa if CL=1</text:p>
            <text:p text:style-name="P11">Store links address in Rlink</text:p>
          </table:table-cell>
          <table:table-cell table:style-name="Table1.A1" office:value-type="string">
            <text:p text:style-name="P11">Branch to Aa if CL=1</text:p>
            <text:p text:style-name="P11">Store links address in Rlink</text:p>
          </table:table-cell>
          <table:table-cell table:style-name="Table1.A1" office:value-type="string">
            <text:p text:style-name="P11">Branch to Aa if CL=1</text:p>
            <text:p text:style-name="P11">Store links address in Rlink</text:p>
          </table:table-cell>
          <table:table-cell table:style-name="Table1.A1" office:value-type="string">
            <text:p text:style-name="P16">Branch to Aa1 if (Aa2) <text:span text:style-name="T6">&gt;</text:span> (Aa3)</text:p>
          </table:table-cell>
          <table:table-cell table:style-name="Table1.A1" office:value-type="string">
            <text:p text:style-name="P16">Branch to Aa1 if (Aa2) <text:span text:style-name="T6">&gt;</text:span> (Aa3)</text:p>
          </table:table-cell>
          <table:table-cell table:style-name="Table1.A1" office:value-type="string">
            <text:p text:style-name="P16">Branch to Aa1 if (Aa2) <text:span text:style-name="T6">&gt;</text:span> (Aa3)</text:p>
          </table:table-cell>
        </table:table-row>
        <table:table-row table:style-name="TableLine94627175376960">
          <table:table-cell table:style-name="Table1.A1" table:number-columns-spanned="2" office:value-type="string">
            <text:p text:style-name="P3">6</text:p>
          </table:table-cell>
          <table:covered-table-cell/>
          <table:table-cell table:style-name="Table1.A1" office:value-type="string">
            <text:p text:style-name="P5">Left Shift <text:span text:style-name="T8">(</text:span>Rc<text:span text:style-name="T8">)</text:span> by d places</text:p>
          </table:table-cell>
          <table:table-cell table:style-name="Table1.A1" office:value-type="string">
            <text:p text:style-name="P5">Left Shift <text:span text:style-name="T8">(</text:span>Rc<text:span text:style-name="T8">)</text:span> by <text:span text:style-name="T8">(</text:span><text:span text:style-name="T1">R</text:span>d<text:span text:style-name="T8">)</text:span> places</text:p>
          </table:table-cell>
          <table:table-cell table:style-name="Table1.A1" office:value-type="string">
            <text:p text:style-name="P11">Branch to Aa if CL=0</text:p>
            <text:p text:style-name="P11">Store links address in Rlink</text:p>
          </table:table-cell>
          <table:table-cell table:style-name="Table1.A1" office:value-type="string">
            <text:p text:style-name="P11">Branch to Aa if CL=0</text:p>
            <text:p text:style-name="P11">Store links address in Rlink</text:p>
          </table:table-cell>
          <table:table-cell table:style-name="Table1.A1" office:value-type="string">
            <text:p text:style-name="P11">Branch to Aa if CL=0</text:p>
            <text:p text:style-name="P11">Store links address in Rlink</text:p>
          </table:table-cell>
          <table:table-cell table:style-name="Table1.A1" office:value-type="string">
            <text:p text:style-name="P11">Branch to Aa if CL=0</text:p>
            <text:p text:style-name="P11">Store links address in Rlink</text:p>
          </table:table-cell>
          <table:table-cell table:style-name="Table1.A1" office:value-type="string">
            <text:p text:style-name="P11">Branch to Aa if CL=0</text:p>
            <text:p text:style-name="P11">Store links address in Rlink</text:p>
          </table:table-cell>
          <table:table-cell table:style-name="Table1.A1" office:value-type="string">
            <text:p text:style-name="P16">Branch to Aa1 if <text:span text:style-name="T6">|</text:span>(Aa2)<text:span text:style-name="T6">|</text:span> <text:span text:style-name="T6">&gt;</text:span> <text:span text:style-name="T6">|</text:span>(Aa3)<text:span text:style-name="T6">|</text:span></text:p>
          </table:table-cell>
          <table:table-cell table:style-name="Table1.A1" office:value-type="string">
            <text:p text:style-name="P16">Branch to Aa1 if <text:span text:style-name="T6">|</text:span>(Aa2)<text:span text:style-name="T6">|</text:span> <text:span text:style-name="T6">&gt;</text:span> <text:span text:style-name="T6">|</text:span>(Aa3)<text:span text:style-name="T6">|</text:span></text:p>
          </table:table-cell>
          <table:table-cell table:style-name="Table1.A1" office:value-type="string">
            <text:p text:style-name="P16">Branch to Aa1 if <text:span text:style-name="T6">|</text:span>(Aa2)<text:span text:style-name="T6">|</text:span> <text:span text:style-name="T6">&gt;</text:span> <text:span text:style-name="T6">|</text:span>(Aa3)<text:span text:style-name="T6">|</text:span></text:p>
          </table:table-cell>
        </table:table-row>
        <table:table-row table:style-name="TableLine94627175376960">
          <table:table-cell table:style-name="Table1.A1" table:number-columns-spanned="2" office:value-type="string">
            <text:p text:style-name="P3">7</text:p>
          </table:table-cell>
          <table:covered-table-cell/>
          <table:table-cell table:style-name="Table1.A1" office:value-type="string">
            <text:p text:style-name="P5">Right Shift <text:span text:style-name="T8">(</text:span>Rc<text:span text:style-name="T8">)</text:span> by d places</text:p>
          </table:table-cell>
          <table:table-cell table:style-name="Table1.A1" office:value-type="string">
            <text:p text:style-name="P5">Right Shift <text:span text:style-name="T8">(</text:span>Rc<text:span text:style-name="T8">)</text:span> by <text:span text:style-name="T8">(</text:span><text:span text:style-name="T1">R</text:span>d<text:span text:style-name="T8">)</text:span> places</text:p>
          </table:table-cell>
          <table:table-cell table:style-name="Table1.A1" office:value-type="string">
            <text:p text:style-name="P12">Store <text:span text:style-name="T4">Rlink in <text:s/>Aa</text:span></text:p>
          </table:table-cell>
          <table:table-cell table:style-name="Table1.A1" office:value-type="string">
            <text:p text:style-name="P12">Store <text:span text:style-name="T4">Rlink in <text:s/>Aa</text:span></text:p>
          </table:table-cell>
          <table:table-cell table:style-name="Table1.A1" office:value-type="string">
            <text:p text:style-name="P12">Store <text:span text:style-name="T4">Rlink in <text:s/>Aa</text:span></text:p>
          </table:table-cell>
          <table:table-cell table:style-name="Table1.A1" office:value-type="string">
            <text:p text:style-name="P12">Store <text:span text:style-name="T4">Rlink in <text:s/>Aa</text:span></text:p>
          </table:table-cell>
          <table:table-cell table:style-name="Table1.A1" office:value-type="string">
            <text:p text:style-name="P12">Store <text:span text:style-name="T4">Rlink in <text:s/>Aa</text:span></text:p>
          </table:table-cell>
          <table:table-cell table:style-name="Table1.A1" office:value-type="string">
            <text:p text:style-name="P17">If (Aa1) &lt;&gt; 0 branch to (Aa2) and store Rlink in (Aa3)</text:p>
          </table:table-cell>
          <table:table-cell table:style-name="Table1.A1" office:value-type="string">
            <text:p text:style-name="P17">If (Aa1) &lt;&gt; 0 branch to (Aa2) and store Rlink in (Aa3)</text:p>
          </table:table-cell>
          <table:table-cell table:style-name="Table1.A1" office:value-type="string">
            <text:p text:style-name="P17">If (Aa1) &lt;&gt; 0 branch to (Aa2) and store Rlink in (Aa3)</text:p>
          </table:table-cell>
        </table:table-row>
        <table:table-row table:style-name="Table1.5">
          <table:table-cell table:style-name="Table1.A1" table:number-columns-spanned="2" office:value-type="string">
            <text:p text:style-name="P3">8</text:p>
          </table:table-cell>
          <table:covered-table-cell/>
          <table:table-cell table:style-name="Table1.E5" office:value-type="string">
            <text:p text:style-name="P7"/>
          </table:table-cell>
          <table:table-cell table:style-name="Table1.E5" office:value-type="string">
            <text:p text:style-name="P7"/>
          </table:table-cell>
          <table:table-cell table:style-name="Table1.A1" office:value-type="string">
            <text:p text:style-name="P13">Input Aa</text:p>
          </table:table-cell>
          <table:table-cell table:style-name="Table1.A1" office:value-type="string">
            <text:p text:style-name="P13">Input Aa</text:p>
          </table:table-cell>
          <table:table-cell table:style-name="Table1.A1" office:value-type="string">
            <text:p text:style-name="P13">Input Aa</text:p>
          </table:table-cell>
          <table:table-cell table:style-name="Table1.A1" office:value-type="string">
            <text:p text:style-name="P13">Input Aa</text:p>
          </table:table-cell>
          <table:table-cell table:style-name="Table1.A1" office:value-type="string">
            <text:p text:style-name="P13">Input Aa</text:p>
          </table:table-cell>
          <table:table-cell table:style-name="Table1.A1" office:value-type="string">
            <text:p text:style-name="P18">Input (Aa1) and display (Aa1),(Aa2),(Aa3) </text:p>
          </table:table-cell>
          <table:table-cell table:style-name="Table1.A1" office:value-type="string">
            <text:p text:style-name="P18">Input (Aa1) and display (Aa1),(Aa2),(Aa3) </text:p>
          </table:table-cell>
          <table:table-cell table:style-name="Table1.A1" office:value-type="string">
            <text:p text:style-name="P18">Input (Aa1) and display (Aa1),(Aa2),(Aa3) </text:p>
          </table:table-cell>
        </table:table-row>
        <table:table-row table:style-name="Table1.5">
          <table:table-cell table:style-name="Table1.A1" table:number-columns-spanned="2" office:value-type="string">
            <text:p text:style-name="P3">9</text:p>
          </table:table-cell>
          <table:covered-table-cell/>
          <table:table-cell table:style-name="Table1.E5" office:value-type="string">
            <text:p text:style-name="P7"/>
          </table:table-cell>
          <table:table-cell table:style-name="Table1.A1" office:value-type="string">
            <text:p text:style-name="P10">Stop and display Rc and Rd</text:p>
          </table:table-cell>
          <table:table-cell table:style-name="Table1.A1" office:value-type="string">
            <text:p text:style-name="P13">Display Aa</text:p>
          </table:table-cell>
          <table:table-cell table:style-name="Table1.A1" office:value-type="string">
            <text:p text:style-name="P13">Display Aa</text:p>
          </table:table-cell>
          <table:table-cell table:style-name="Table1.A1" office:value-type="string">
            <text:p text:style-name="P13">Display Aa</text:p>
          </table:table-cell>
          <table:table-cell table:style-name="Table1.A1" office:value-type="string">
            <text:p text:style-name="P13">Display Aa</text:p>
          </table:table-cell>
          <table:table-cell table:style-name="Table1.A1" office:value-type="string">
            <text:p text:style-name="P13">Display Aa</text:p>
          </table:table-cell>
          <table:table-cell table:style-name="Table1.A1" office:value-type="string">
            <text:p text:style-name="P19">Stop and display (Aa1), (Aa2), (Aa3)</text:p>
          </table:table-cell>
          <table:table-cell table:style-name="Table1.A1" office:value-type="string">
            <text:p text:style-name="P19">Stop and display (Aa1), (Aa2), (Aa3)</text:p>
          </table:table-cell>
          <table:table-cell table:style-name="Table1.A1" office:value-type="string">
            <text:p text:style-name="P19">Stop and display (Aa1), (Aa2), (Aa3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8T20:25:22.422424017</meta:creation-date>
    <dc:date>2024-02-18T21:20:41.362838098</dc:date>
    <meta:editing-duration>PT55M11S</meta:editing-duration>
    <meta:editing-cycles>21</meta:editing-cycles>
    <meta:generator>LibreOffice/6.4.7.2$Linux_X86_64 LibreOffice_project/40$Build-2</meta:generator>
    <meta:document-statistic meta:table-count="1" meta:image-count="0" meta:object-count="0" meta:page-count="1" meta:paragraph-count="123" meta:word-count="527" meta:character-count="2708" meta:non-whitespace-character-count="2296"/>
  </office:meta>
</office:document-meta>
</file>